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Header">
      <style:text-properties fo:font-style="italic" officeooo:paragraph-rsid="001e64a2" style:font-style-asian="italic" style:font-style-complex="italic"/>
    </style:style>
    <style:style style:name="P3" style:family="paragraph" style:parent-style-name="Footer">
      <style:text-properties officeooo:paragraph-rsid="001e64a2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fo:font-size="18pt" style:text-underline-style="solid" style:text-underline-width="auto" style:text-underline-color="font-color" fo:font-weight="bold" officeooo:paragraph-rsid="001e64a2" style:font-size-asian="18pt" style:font-weight-asian="bold" style:font-size-complex="18pt" style:font-weight-complex="bold"/>
    </style:style>
    <style:style style:name="P6" style:family="paragraph" style:parent-style-name="Standard">
      <style:text-properties officeooo:paragraph-rsid="001e64a2"/>
    </style:style>
    <style:style style:name="P7" style:family="paragraph" style:parent-style-name="Standard">
      <style:text-properties style:text-underline-style="none" fo:font-weight="normal" officeooo:paragraph-rsid="001e64a2" style:font-weight-asian="normal" style:font-weight-complex="normal"/>
    </style:style>
    <style:style style:name="P8" style:family="paragraph" style:parent-style-name="Standard">
      <style:text-properties style:text-underline-style="none" officeooo:paragraph-rsid="0020010a"/>
    </style:style>
    <style:style style:name="P9" style:family="paragraph" style:parent-style-name="Standard">
      <style:text-properties fo:font-size="14pt" style:text-underline-style="solid" style:text-underline-width="auto" style:text-underline-color="font-color" officeooo:paragraph-rsid="0020010a" style:font-size-asian="14pt" style:font-size-complex="14pt"/>
    </style:style>
    <style:style style:name="P10" style:family="paragraph" style:parent-style-name="Standard">
      <style:text-properties officeooo:paragraph-rsid="0020010a"/>
    </style:style>
    <style:style style:name="P11" style:family="paragraph" style:parent-style-name="Standard" style:list-style-name="L2">
      <style:text-properties officeooo:paragraph-rsid="0020010a"/>
    </style:style>
    <style:style style:name="P12" style:family="paragraph" style:parent-style-name="Standard" style:list-style-name="L3">
      <style:text-properties officeooo:paragraph-rsid="0020010a"/>
    </style:style>
    <style:style style:name="P13" style:family="paragraph" style:parent-style-name="Standard">
      <style:text-properties fo:font-size="12pt" style:text-underline-style="none" officeooo:paragraph-rsid="0020010a" style:font-size-asian="12pt" style:font-size-complex="12pt"/>
    </style:style>
    <style:style style:name="P14" style:family="paragraph" style:parent-style-name="Standard">
      <style:text-properties officeooo:rsid="0020010a" officeooo:paragraph-rsid="0020010a"/>
    </style:style>
    <style:style style:name="T1" style:family="text">
      <style:text-properties officeooo:rsid="001ca730"/>
    </style:style>
    <style:style style:name="T2" style:family="text">
      <style:text-properties officeooo:rsid="001bc0d8"/>
    </style:style>
    <style:style style:name="T3" style:family="text">
      <style:text-properties officeooo:rsid="001e64a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officeooo:rsid="0020010a"/>
    </style:style>
    <style:style style:name="T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0010a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NUTES</text:p>
      <text:p text:style-name="P6"/>
      <text:p text:style-name="P6">Project Title: Group 12 Project</text:p>
      <text:p text:style-name="P6">Meeting Purpose: <text:span text:style-name="T3">To discuss project plan</text:span></text:p>
      <text:p text:style-name="P6">People Present: dpb1, fik, lot15, bea16, thw10 <text:span text:style-name="T3">(</text:span>All required <text:span text:style-name="T6">for meeting)</text:span></text:p>
      <text:p text:style-name="P6">Location: Orchard</text:p>
      <text:p text:style-name="P6">Date: <text:span text:style-name="T3">06</text:span>/11/<text:span text:style-name="T1">20</text:span>13</text:p>
      <text:p text:style-name="P6">Circulation list: All project members</text:p>
      <text:p text:style-name="P6">Author of the minutes: <text:span text:style-name="T6">Declan Beynon</text:span></text:p>
      <text:p text:style-name="P6">Date the minutes were produced: <text:span text:style-name="T3">06</text:span>/11/<text:span text:style-name="T2">20</text:span>13</text:p>
      <text:p text:style-name="P7">Version: 1.<text:span text:style-name="T3">1</text:span></text:p>
      <text:p text:style-name="P4"/>
      <text:p text:style-name="Standard"><text:span text:style-name="T5"/></text:p>
      <text:p text:style-name="P10"><text:span text:style-name="T7">Matters Arising</text:span></text:p>
      <text:p text:style-name="P10"><text:span text:style-name="T7"/></text:p>
      <text:list xml:id="list5933144875997904485" text:style-name="L2">
        <text:list-item>
          <text:p text:style-name="P11"><text:span text:style-name="T9">Project plan</text:span><text:span text:style-name="T10"> – </text:span>Large discussion took place regarding system overviews for android and Web.</text:p>
        </text:list-item>
        <text:list-item>
          <text:p text:style-name="P11">Diagram changes were discussed. </text:p>
        </text:list-item>
      </text:list>
      <text:p text:style-name="P1"/>
      <text:p text:style-name="P9">New Business</text:p>
      <text:p text:style-name="P9"/>
      <text:list xml:id="list8512018460164077443" text:style-name="L3">
        <text:list-item>
          <text:p text:style-name="P12">ACTION: <text:span text:style-name="T6">srp11</text:span> – Update use case and send to <text:span text:style-name="T6">F</text:span>illip.</text:p>
        </text:list-item>
        <text:list-item>
          <text:p text:style-name="P12">ACTION: <text:span text:style-name="T6">thw10</text:span> – Deployment diagrams need to be finished and web descriptions need to be more detailed.</text:p>
        </text:list-item>
        <text:list-item>
          <text:p text:style-name="P12">ACTION: <text:span text:style-name="T6">fik</text:span> – Compile Project plan into one document, finish gantt chart and send to Alex for QA checking.</text:p>
        </text:list-item>
        <text:list-item>
          <text:p text:style-name="P12">ACTION: <text:span text:style-name="T6">alh32</text:span> – Check minutes and documents that are sent. Project Plan is HIGH PRIORITY</text:p>
        </text:list-item>
        <text:list-item>
          <text:p text:style-name="P12">ACTION: <text:span text:style-name="T6">bea16</text:span> – Need to finish mock screens for website and send them to Fil.</text:p>
        </text:list-item>
        <text:list-item>
          <text:p text:style-name="P12">ACTION: <text:span text:style-name="T6">lot15 – </text:span>Finish mock screens, ensure that they all 'link' together. </text:p>
        </text:list-item>
        <text:list-item>
          <text:p text:style-name="P12">Consider LATEC. </text:p>
        </text:list-item>
      </text:list>
      <text:p text:style-name="Standard"/>
      <text:p text:style-name="Standard"/>
      <text:p text:style-name="Standard"/>
      <text:p text:style-name="P9">AOB</text:p>
      <text:p text:style-name="P13"/>
      <text:p text:style-name="P8"><text:s text:c="6"/>None.</text:p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<text:a xlink:type="simple" xlink:href="mailto:dpb1@aber.ac.uk">dpb1@aber.ac.uk</text:a> 06/11/20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paragraph-rsid="001e64a2" style:font-style-asian="italic" style:font-style-complex="italic"/>
    </style:style>
    <style:style style:name="MP2" style:family="paragraph" style:parent-style-name="Footer">
      <style:text-properties officeooo:paragraph-rsid="001e64a2"/>
    </style:style>
    <style:style style:name="MT1" style:family="text">
      <style:text-properties officeooo:rsid="001e64a2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eeting Minutes<text:tab/>v1.<text:span text:style-name="MT1">1</text:span><text:tab/>Final</text:p>
      </style:header>
      <style:footer>
        <text:p text:style-name="MP2"><text:span text:style-name="Default_20_Paragraph_20_Font"><text:span text:style-name="MT2">Aberystwyth University / Computer Science<text:tab/><text:tab/>Page </text:span></text:span><text:span text:style-name="Default_20_Paragraph_20_Font"><text:span text:style-name="MT2"><text:page-number text:select-page="current">1</text:page-number></text:span></text:span><text:span text:style-name="Default_20_Paragraph_20_Font"><text:span text:style-name="MT2">/</text:span></text:span><text:span text:style-name="Default_20_Paragraph_20_Font"><text:span text:style-name="MT2"><text:page-count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clan </meta:initial-creator>
    <meta:creation-date>2013-10-25T15:19:09.17</meta:creation-date>
    <dc:date>2014-01-29T11:41:45.122581000</dc:date>
    <meta:editing-duration>PT17M2S</meta:editing-duration>
    <meta:editing-cycles>6</meta:editing-cycles>
    <meta:generator>LibreOffice/4.1.0.4$MacOSX_x86 LibreOffice_project/89ea49ddacd9aa532507cbf852f2bb22b1ace28</meta:generator>
    <meta:document-statistic meta:table-count="0" meta:image-count="0" meta:object-count="0" meta:page-count="1" meta:paragraph-count="26" meta:word-count="175" meta:character-count="1110" meta:non-whitespace-character-count="953"/>
  </office:meta>
</office:document-meta>
</file>